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d7b9" officeooo:paragraph-rsid="0004d7b9"/>
    </style:style>
    <style:style style:name="P2" style:family="paragraph" style:parent-style-name="Standard">
      <style:paragraph-properties fo:text-align="start" style:justify-single-word="false"/>
      <style:text-properties officeooo:rsid="0004d7b9" officeooo:paragraph-rsid="0004d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s du projet Pixel War </text:p>
      <text:p text:style-name="P1"/>
      <text:p text:style-name="P2">- Youtube</text:p>
      <text:p text:style-name="P2">- <text:a xlink:type="simple" xlink:href="https://www.delftstack.com/fr/howto/php/print-to-console-php/" text:style-name="Internet_20_link" text:visited-style-name="Visited_20_Internet_20_Link">https://www.delftstack.com/fr/howto/php/print-to-console-php/</text:a></text:p>
      <text:p text:style-name="P2">- <text:a xlink:type="simple" xlink:href="https://stackoverflow.com/questions/72474541/get-value-of-input-button-when-clicked-for-only-one-button" text:style-name="Internet_20_link" text:visited-style-name="Visited_20_Internet_20_Link">https://stackoverflow.com/questions/72474541/get-value-of-input-button-when-clicked-for-only-one-button</text:a></text:p>
      <text:p text:style-name="P2">- https://aide.lws.fr/base/cPanel/Fonctions-supplementaires/Comment-utiliser-un-code-PHP-dans-une-page-HTML</text:p>
      <text:p text:style-name="P2">- <text:a xlink:type="simple" xlink:href="https://www.journaldunet.fr/developpeur/developpement/1202649-comment-passer-une-variable-de-php-a-javascript/" text:style-name="Internet_20_link" text:visited-style-name="Visited_20_Internet_20_Link">https://www.journaldunet.fr/developpeur/developpement/1202649-comment-passer-une-variable-de-php-a-javascript/</text:a></text:p>
      <text:p text:style-name="P2">- https://medium.com/@sapphdek/learn-how-to-build-a-website-using-html-css-php-mysql-af385524a5d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4T15:26:23.608000000</meta:creation-date>
    <dc:date>2024-05-24T15:32:41.057000000</dc:date>
    <meta:editing-duration>PT6M19S</meta:editing-duration>
    <meta:editing-cycles>1</meta:editing-cycles>
    <meta:document-statistic meta:table-count="0" meta:image-count="0" meta:object-count="0" meta:page-count="1" meta:paragraph-count="7" meta:word-count="17" meta:character-count="521" meta:non-whitespace-character-count="510"/>
    <meta:generator>LibreOffice/7.3.2.2$Windows_X86_64 LibreOffice_project/49f2b1bff42cfccbd8f788c8dc32c1c309559be0</meta:generator>
  </office:meta>
</office:document-meta>
</file>